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7.3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c0c0c0"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 style:data-style-name="N121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#c0c0c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1pt" style:language-asian="hi" style:country-asian="IN" style:font-style-asian="normal" style:font-weight-asian="bold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1pt" fo:language="es" fo:country="ES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name-complex="Noto Sans Arabic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style:letter-kerning="true" fo:language="es" fo:country="ES" style:language-asian="hi" style:country-asian="IN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style:letter-kerning="true" fo:language="es" fo:country="ES" style:language-asian="hi" style:country-asian="IN" style:font-size-complex="10pt" style:font-weight-complex="bold" style:font-name-asian="Courier New"/>
    </style:style>
    <style:style style:name="T3" style:family="text">
      <style:text-properties fo:color="#000000" fo:font-size="10pt" style:letter-kerning="true" fo:language="es" fo:country="ES" style:language-asian="hi" style:country-asian="IN" style:font-size-complex="10pt" style:font-weight-complex="bold" fo:font-weight="bold" style:font-name-asian="Cambria" style:font-size-asian="10pt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261cm" svg:height="13.084cm" svg:x="2.288cm" svg:y="19.107cm">
            <draw:object draw:notify-on-update-of-ranges="Sheet1.C4:Sheet1.C16 Sheet1.B4:Sheet1.B16 Sheet1.D4:Sheet1.D16 Sheet1.B4:Sheet1.B16 Sheet1.E4:Sheet1.E16 Sheet1.B4:Sheet1.B16 Sheet1.C21:Sheet1.C33 Sheet1.B4:Sheet1.B16 Sheet1.D21:Sheet1.D33 Sheet1.B21:Sheet1.B33 Sheet1.E21:Sheet1.E33 Sheet1.B21:Sheet1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25"/>
        <table:table-column table:style-name="co4" table:default-cell-style-name="ce24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Mi PC</text:p>
          </table:table-cell>
          <table:covered-table-cell table:number-columns-repeated="3" table:style-name="ce21"/>
        </table:table-row>
        <table:table-row table:style-name="ro3">
          <table:table-cell/>
          <table:table-cell table:style-name="ce12" office:value-type="string" calcext:value-type="string">
            <text:p>Nº de Componentes</text:p>
          </table:table-cell>
          <table:table-cell table:style-name="ce12" office:value-type="string" calcext:value-type="string">
            <text:p>T. secuencial vect. Globales</text:p>
            <text:p>1 thread=core</text:p>
          </table:table-cell>
          <table:table-cell table:style-name="ce27" office:value-type="string" calcext:value-type="string">
            <text:p><text:span text:style-name="T1">T. paralelo (versión </text:span><text:span text:style-name="T2">for</text:span><text:span text:style-name="T3">)</text:span></text:p>
            <text:p>4 threads = cores lógicos = cores físicos</text:p>
          </table:table-cell>
          <table:table-cell table:style-name="ce27" office:value-type="string" calcext:value-type="string">
            <text:p><text:span text:style-name="T1">T. paralelo (versión </text:span><text:span text:style-name="T2">sections)</text:span></text:p>
            <text:p>4 threads = cores lógicos = cores físicos</text:p>
          </table:table-cell>
        </table:table-row>
        <table:table-row table:style-name="ro2">
          <table:table-cell/>
          <table:table-cell table:style-name="ce13" office:value-type="float" office:value="16384" calcext:value-type="float">
            <text:p>16384</text:p>
          </table:table-cell>
          <table:table-cell table:style-name="ce22" office:value-type="float" office:value="0.000044414" calcext:value-type="float">
            <text:p>0,000044414</text:p>
          </table:table-cell>
          <table:table-cell table:style-name="ce22" office:value-type="float" office:value="0.000025368" calcext:value-type="float">
            <text:p>0,000025368</text:p>
          </table:table-cell>
          <table:table-cell table:style-name="ce22" office:value-type="float" office:value="0.00004236" calcext:value-type="float">
            <text:p>0,000042360</text:p>
          </table:table-cell>
        </table:table-row>
        <table:table-row table:style-name="ro2">
          <table:table-cell/>
          <table:table-cell table:style-name="ce14" office:value-type="float" office:value="32768" calcext:value-type="float">
            <text:p>32768</text:p>
          </table:table-cell>
          <table:table-cell table:style-name="ce23" office:value-type="float" office:value="0.000077916" calcext:value-type="float">
            <text:p>0,000077916</text:p>
          </table:table-cell>
          <table:table-cell table:style-name="ce23" office:value-type="float" office:value="0.000077034" calcext:value-type="float">
            <text:p>0,000077034</text:p>
          </table:table-cell>
          <table:table-cell table:style-name="ce23" office:value-type="float" office:value="0.00005906" calcext:value-type="float">
            <text:p>0,000059060</text:p>
          </table:table-cell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  <table:table-cell office:value-type="float" office:value="0.00030914" calcext:value-type="float">
            <text:p>0,00030914</text:p>
          </table:table-cell>
          <table:table-cell table:style-name="ce24" office:value-type="float" office:value="0.000131937" calcext:value-type="float">
            <text:p>0,000131937</text:p>
          </table:table-cell>
          <table:table-cell office:value-type="float" office:value="0.000111319" calcext:value-type="float">
            <text:p>0,000111319</text:p>
          </table:table-cell>
        </table:table-row>
        <table:table-row table:style-name="ro2">
          <table:table-cell/>
          <table:table-cell table:style-name="ce17" office:value-type="float" office:value="131072" calcext:value-type="float">
            <text:p>131072</text:p>
          </table:table-cell>
          <table:table-cell table:style-name="ce25" office:value-type="float" office:value="0.000358733" calcext:value-type="float">
            <text:p>0,000358733</text:p>
          </table:table-cell>
          <table:table-cell office:value-type="float" office:value="0.000270056" calcext:value-type="float">
            <text:p>0,000270056</text:p>
          </table:table-cell>
          <table:table-cell table:style-name="ce25" office:value-type="float" office:value="0.000305142" calcext:value-type="float">
            <text:p>0,000305142</text:p>
          </table:table-cell>
        </table:table-row>
        <table:table-row table:style-name="ro2">
          <table:table-cell/>
          <table:table-cell office:value-type="float" office:value="262144" calcext:value-type="float">
            <text:p>262144</text:p>
          </table:table-cell>
          <table:table-cell office:value-type="float" office:value="0.001052494" calcext:value-type="float">
            <text:p>0,001052494</text:p>
          </table:table-cell>
          <table:table-cell table:style-name="ce24" office:value-type="float" office:value="0.000772389" calcext:value-type="float">
            <text:p>0,000772389</text:p>
          </table:table-cell>
          <table:table-cell office:value-type="float" office:value="0.000484108" calcext:value-type="float">
            <text:p>0,000484108</text:p>
          </table:table-cell>
        </table:table-row>
        <table:table-row table:style-name="ro2">
          <table:table-cell/>
          <table:table-cell table:style-name="ce17" office:value-type="float" office:value="524288" calcext:value-type="float">
            <text:p>524288</text:p>
          </table:table-cell>
          <table:table-cell table:style-name="ce25" office:value-type="float" office:value="0.00190332" calcext:value-type="float">
            <text:p>0,00190332</text:p>
          </table:table-cell>
          <table:table-cell office:value-type="float" office:value="0.001003732" calcext:value-type="float">
            <text:p>0,001003732</text:p>
          </table:table-cell>
          <table:table-cell table:style-name="ce25" office:value-type="float" office:value="0.001261386" calcext:value-type="float">
            <text:p>0,001261386</text:p>
          </table:table-cell>
        </table:table-row>
        <table:table-row table:style-name="ro2">
          <table:table-cell/>
          <table:table-cell office:value-type="float" office:value="1048576" calcext:value-type="float">
            <text:p>1048576</text:p>
          </table:table-cell>
          <table:table-cell office:value-type="float" office:value="0.003611814" calcext:value-type="float">
            <text:p>0,003611814</text:p>
          </table:table-cell>
          <table:table-cell table:style-name="ce24" office:value-type="float" office:value="0.002095751" calcext:value-type="float">
            <text:p>0,002095751</text:p>
          </table:table-cell>
          <table:table-cell office:value-type="float" office:value="0.001966969" calcext:value-type="float">
            <text:p>0,001966969</text:p>
          </table:table-cell>
        </table:table-row>
        <table:table-row table:style-name="ro2">
          <table:table-cell/>
          <table:table-cell table:style-name="ce17" office:value-type="float" office:value="2097152" calcext:value-type="float">
            <text:p>2097152</text:p>
          </table:table-cell>
          <table:table-cell table:style-name="ce25" office:value-type="float" office:value="0.006754919" calcext:value-type="float">
            <text:p>0,006754919</text:p>
          </table:table-cell>
          <table:table-cell office:value-type="float" office:value="0.003457685" calcext:value-type="float">
            <text:p>0,003457685</text:p>
          </table:table-cell>
          <table:table-cell table:style-name="ce25" office:value-type="float" office:value="0.003923429" calcext:value-type="float">
            <text:p>0,003923429</text:p>
          </table:table-cell>
        </table:table-row>
        <table:table-row table:style-name="ro2">
          <table:table-cell/>
          <table:table-cell office:value-type="float" office:value="4194304" calcext:value-type="float">
            <text:p>4194304</text:p>
          </table:table-cell>
          <table:table-cell office:value-type="float" office:value="0.015478111" calcext:value-type="float">
            <text:p>0,015478111</text:p>
          </table:table-cell>
          <table:table-cell table:style-name="ce24" office:value-type="float" office:value="0.007052878" calcext:value-type="float">
            <text:p>0,007052878</text:p>
          </table:table-cell>
          <table:table-cell office:value-type="float" office:value="0.007361567" calcext:value-type="float">
            <text:p>0,007361567</text:p>
          </table:table-cell>
        </table:table-row>
        <table:table-row table:style-name="ro2">
          <table:table-cell/>
          <table:table-cell table:style-name="ce17" office:value-type="float" office:value="8388608" calcext:value-type="float">
            <text:p>8388608</text:p>
          </table:table-cell>
          <table:table-cell table:style-name="ce25" office:value-type="float" office:value="0.029313009" calcext:value-type="float">
            <text:p>0,029313009</text:p>
          </table:table-cell>
          <table:table-cell office:value-type="float" office:value="0.013200409" calcext:value-type="float">
            <text:p>0,013200409</text:p>
          </table:table-cell>
          <table:table-cell table:style-name="ce25" office:value-type="float" office:value="0.013624595" calcext:value-type="float">
            <text:p>0,013624595</text:p>
          </table:table-cell>
        </table:table-row>
        <table:table-row table:style-name="ro2">
          <table:table-cell/>
          <table:table-cell office:value-type="float" office:value="16777216" calcext:value-type="float">
            <text:p>16777216</text:p>
          </table:table-cell>
          <table:table-cell office:value-type="float" office:value="0.065628995" calcext:value-type="float">
            <text:p>0,065628995</text:p>
          </table:table-cell>
          <table:table-cell table:style-name="ce24" office:value-type="float" office:value="0.028592569" calcext:value-type="float">
            <text:p>0,028592569</text:p>
          </table:table-cell>
          <table:table-cell office:value-type="float" office:value="0.027330692" calcext:value-type="float">
            <text:p>0,027330692</text:p>
          </table:table-cell>
        </table:table-row>
        <table:table-row table:style-name="ro2">
          <table:table-cell/>
          <table:table-cell table:style-name="ce17" office:value-type="float" office:value="33554432" calcext:value-type="float">
            <text:p>33554432</text:p>
          </table:table-cell>
          <table:table-cell table:style-name="ce25" office:value-type="float" office:value="0.095536519" calcext:value-type="float">
            <text:p>0,095536519</text:p>
          </table:table-cell>
          <table:table-cell office:value-type="float" office:value="0.051386621" calcext:value-type="float">
            <text:p>0,051386621</text:p>
          </table:table-cell>
          <table:table-cell table:style-name="ce25" office:value-type="float" office:value="0.057836639" calcext:value-type="float">
            <text:p>0,057836639</text:p>
          </table:table-cell>
        </table:table-row>
        <table:table-row table:style-name="ro2">
          <table:table-cell/>
          <table:table-cell table:style-name="ce18" office:value-type="float" office:value="67108864" calcext:value-type="float">
            <text:p>67108864</text:p>
          </table:table-cell>
          <table:table-cell table:style-name="ce26" office:value-type="float" office:value="0.213671175" calcext:value-type="float">
            <text:p>0,213671175</text:p>
          </table:table-cell>
          <table:table-cell table:style-name="ce26" office:value-type="float" office:value="0.101969696" calcext:value-type="float">
            <text:p>0,101969696</text:p>
          </table:table-cell>
          <table:table-cell table:style-name="ce26" office:value-type="float" office:value="0.103208119" calcext:value-type="float">
            <text:p>0,103208119</text:p>
          </table:table-cell>
        </table:table-row>
        <table:table-row table:style-name="ro2" table:number-rows-repeated="2">
          <table:table-cell/>
          <table:table-cell table:style-name="ce19" table:number-columns-repeated="4"/>
        </table:table-row>
        <table:table-row table:style-name="ro2">
          <table:table-cell/>
          <table:table-cell table:style-name="ce20" office:value-type="string" calcext:value-type="string" table:number-columns-spanned="4" table:number-rows-spanned="1">
            <text:p>Nodo de cómputo ATCGRID</text:p>
          </table:table-cell>
          <table:covered-table-cell table:number-columns-repeated="3" table:style-name="ce19"/>
        </table:table-row>
        <table:table-row table:style-name="ro3">
          <table:table-cell/>
          <table:table-cell table:style-name="ce12" office:value-type="string" calcext:value-type="string">
            <text:p>Nº de Componentes</text:p>
          </table:table-cell>
          <table:table-cell table:style-name="ce12" office:value-type="string" calcext:value-type="string">
            <text:p>T. secuencial vect. Globales</text:p>
            <text:p>1 thread=core</text:p>
          </table:table-cell>
          <table:table-cell table:style-name="ce27" office:value-type="string" calcext:value-type="string">
            <text:p>T. paralelo (versión for)</text:p>
            <text:p>12 threads = cores lógicos = cores físicos</text:p>
          </table:table-cell>
          <table:table-cell table:style-name="ce27" office:value-type="string" calcext:value-type="string">
            <text:p>T. paralelo (versión sections)</text:p>
            <text:p>12 threads = cores lógicos = cores físicos</text:p>
          </table:table-cell>
        </table:table-row>
        <table:table-row table:style-name="ro2">
          <table:table-cell/>
          <table:table-cell table:style-name="ce13" office:value-type="float" office:value="16384" calcext:value-type="float">
            <text:p>16384</text:p>
          </table:table-cell>
          <table:table-cell office:value-type="float" office:value="0.000118509" calcext:value-type="float">
            <text:p>0,000118509</text:p>
          </table:table-cell>
          <table:table-cell table:style-name="ce22" office:value-type="float" office:value="0.00003038" calcext:value-type="float">
            <text:p>0,000030380</text:p>
          </table:table-cell>
          <table:table-cell table:style-name="ce22" office:value-type="float" office:value="0.000026304" calcext:value-type="float">
            <text:p>0,000026304</text:p>
          </table:table-cell>
        </table:table-row>
        <table:table-row table:style-name="ro2">
          <table:table-cell/>
          <table:table-cell table:style-name="ce14" office:value-type="float" office:value="32768" calcext:value-type="float">
            <text:p>32768</text:p>
          </table:table-cell>
          <table:table-cell table:style-name="ce25" office:value-type="float" office:value="0.000227884" calcext:value-type="float">
            <text:p>0,000227884</text:p>
          </table:table-cell>
          <table:table-cell table:style-name="ce23" office:value-type="float" office:value="0.00007933" calcext:value-type="float">
            <text:p>0,000079330</text:p>
          </table:table-cell>
          <table:table-cell table:style-name="ce23" office:value-type="float" office:value="0.000069484" calcext:value-type="float">
            <text:p>0,000069484</text:p>
          </table:table-cell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  <table:table-cell office:value-type="float" office:value="0.00041284" calcext:value-type="float">
            <text:p>0,00041284</text:p>
          </table:table-cell>
          <table:table-cell table:style-name="ce22" office:value-type="float" office:value="0.000090506" calcext:value-type="float">
            <text:p>0,000090506</text:p>
          </table:table-cell>
          <table:table-cell office:value-type="float" office:value="0.000158664" calcext:value-type="float">
            <text:p>0,000158664</text:p>
          </table:table-cell>
        </table:table-row>
        <table:table-row table:style-name="ro2">
          <table:table-cell/>
          <table:table-cell table:style-name="ce17" office:value-type="float" office:value="131072" calcext:value-type="float">
            <text:p>131072</text:p>
          </table:table-cell>
          <table:table-cell table:style-name="ce25" office:value-type="float" office:value="0.000738466" calcext:value-type="float">
            <text:p>0,000738466</text:p>
          </table:table-cell>
          <table:table-cell office:value-type="float" office:value="0.000157647" calcext:value-type="float">
            <text:p>0,000157647</text:p>
          </table:table-cell>
          <table:table-cell table:style-name="ce25" office:value-type="float" office:value="0.000284534" calcext:value-type="float">
            <text:p>0,000284534</text:p>
          </table:table-cell>
        </table:table-row>
        <table:table-row table:style-name="ro2">
          <table:table-cell/>
          <table:table-cell office:value-type="float" office:value="262144" calcext:value-type="float">
            <text:p>262144</text:p>
          </table:table-cell>
          <table:table-cell office:value-type="float" office:value="0.001874068" calcext:value-type="float">
            <text:p>0,001874068</text:p>
          </table:table-cell>
          <table:table-cell table:style-name="ce24" office:value-type="float" office:value="0.000287827" calcext:value-type="float">
            <text:p>0,000287827</text:p>
          </table:table-cell>
          <table:table-cell office:value-type="float" office:value="0.00056928" calcext:value-type="float">
            <text:p>0,00056928</text:p>
          </table:table-cell>
        </table:table-row>
        <table:table-row table:style-name="ro2">
          <table:table-cell/>
          <table:table-cell table:style-name="ce17" office:value-type="float" office:value="524288" calcext:value-type="float">
            <text:p>524288</text:p>
          </table:table-cell>
          <table:table-cell table:style-name="ce25" office:value-type="float" office:value="0.002236076" calcext:value-type="float">
            <text:p>0,002236076</text:p>
          </table:table-cell>
          <table:table-cell office:value-type="float" office:value="0.001158901" calcext:value-type="float">
            <text:p>0,001158901</text:p>
          </table:table-cell>
          <table:table-cell table:style-name="ce25" office:value-type="float" office:value="0.001118284" calcext:value-type="float">
            <text:p>0,001118284</text:p>
          </table:table-cell>
        </table:table-row>
        <table:table-row table:style-name="ro2">
          <table:table-cell/>
          <table:table-cell office:value-type="float" office:value="1048576" calcext:value-type="float">
            <text:p>1048576</text:p>
          </table:table-cell>
          <table:table-cell office:value-type="float" office:value="0.004495096" calcext:value-type="float">
            <text:p>0,004495096</text:p>
          </table:table-cell>
          <table:table-cell table:style-name="ce24" office:value-type="float" office:value="0.003075778" calcext:value-type="float">
            <text:p>0,003075778</text:p>
          </table:table-cell>
          <table:table-cell office:value-type="float" office:value="0.002437755" calcext:value-type="float">
            <text:p>0,002437755</text:p>
          </table:table-cell>
        </table:table-row>
        <table:table-row table:style-name="ro2">
          <table:table-cell/>
          <table:table-cell table:style-name="ce17" office:value-type="float" office:value="2097152" calcext:value-type="float">
            <text:p>2097152</text:p>
          </table:table-cell>
          <table:table-cell table:style-name="ce25" office:value-type="float" office:value="0.008662551" calcext:value-type="float">
            <text:p>0,008662551</text:p>
          </table:table-cell>
          <table:table-cell office:value-type="float" office:value="0.005112547" calcext:value-type="float">
            <text:p>0,005112547</text:p>
          </table:table-cell>
          <table:table-cell table:style-name="ce25" office:value-type="float" office:value="0.003804028" calcext:value-type="float">
            <text:p>0,003804028</text:p>
          </table:table-cell>
        </table:table-row>
        <table:table-row table:style-name="ro2">
          <table:table-cell/>
          <table:table-cell office:value-type="float" office:value="4194304" calcext:value-type="float">
            <text:p>4194304</text:p>
          </table:table-cell>
          <table:table-cell office:value-type="float" office:value="0.016863262" calcext:value-type="float">
            <text:p>0,016863262</text:p>
          </table:table-cell>
          <table:table-cell table:style-name="ce24" office:value-type="float" office:value="0.007899381" calcext:value-type="float">
            <text:p>0,007899381</text:p>
          </table:table-cell>
          <table:table-cell office:value-type="float" office:value="0.006812926" calcext:value-type="float">
            <text:p>0,006812926</text:p>
          </table:table-cell>
        </table:table-row>
        <table:table-row table:style-name="ro2">
          <table:table-cell/>
          <table:table-cell table:style-name="ce17" office:value-type="float" office:value="8388608" calcext:value-type="float">
            <text:p>8388608</text:p>
          </table:table-cell>
          <table:table-cell table:style-name="ce25" office:value-type="float" office:value="0.032485764" calcext:value-type="float">
            <text:p>0,032485764</text:p>
          </table:table-cell>
          <table:table-cell office:value-type="float" office:value="0.015416734" calcext:value-type="float">
            <text:p>0,015416734</text:p>
          </table:table-cell>
          <table:table-cell table:style-name="ce25" office:value-type="float" office:value="0.02369016" calcext:value-type="float">
            <text:p>0,02369016</text:p>
          </table:table-cell>
        </table:table-row>
        <table:table-row table:style-name="ro2">
          <table:table-cell/>
          <table:table-cell office:value-type="float" office:value="16777216" calcext:value-type="float">
            <text:p>16777216</text:p>
          </table:table-cell>
          <table:table-cell office:value-type="float" office:value="0.064084317" calcext:value-type="float">
            <text:p>0,064084317</text:p>
          </table:table-cell>
          <table:table-cell table:style-name="ce24" office:value-type="float" office:value="0.029871114" calcext:value-type="float">
            <text:p>0,029871114</text:p>
          </table:table-cell>
          <table:table-cell office:value-type="float" office:value="0.025264394" calcext:value-type="float">
            <text:p>0,025264394</text:p>
          </table:table-cell>
        </table:table-row>
        <table:table-row table:style-name="ro2">
          <table:table-cell/>
          <table:table-cell table:style-name="ce17" office:value-type="float" office:value="33554432" calcext:value-type="float">
            <text:p>33554432</text:p>
          </table:table-cell>
          <table:table-cell table:style-name="ce25" office:value-type="float" office:value="0.126626583" calcext:value-type="float">
            <text:p>0,126626583</text:p>
          </table:table-cell>
          <table:table-cell office:value-type="float" office:value="0.054591686" calcext:value-type="float">
            <text:p>0,054591686</text:p>
          </table:table-cell>
          <table:table-cell table:style-name="ce25" office:value-type="float" office:value="0.069898598" calcext:value-type="float">
            <text:p>0,069898598</text:p>
          </table:table-cell>
        </table:table-row>
        <table:table-row table:style-name="ro2">
          <table:table-cell/>
          <table:table-cell table:style-name="ce18" office:value-type="float" office:value="67108864" calcext:value-type="float">
            <text:p>67108864</text:p>
          </table:table-cell>
          <table:table-cell table:style-name="ce26" office:value-type="float" office:value="0.240724358" calcext:value-type="float">
            <text:p>0,240724358</text:p>
          </table:table-cell>
          <table:table-cell table:style-name="ce26" office:value-type="float" office:value="0.114865839" calcext:value-type="float">
            <text:p>0,114865839</text:p>
          </table:table-cell>
          <table:table-cell table:style-name="ce26" office:value-type="float" office:value="0.141904466" calcext:value-type="float">
            <text:p>0,141904466</text:p>
          </table:table-cell>
        </table:table-row>
        <table:table-row table:style-name="ro2">
          <table:table-cell/>
          <table:table-cell table:style-name="ce2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5" number:title="User-defined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 number:title="User-defined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number:number-style style:name="N119">
      <number:number number:decimal-places="7" loext:min-decimal-places="7" number:min-integer-digits="1" number:grouping="true"/>
    </number:number-style>
    <number:number-style style:name="N120">
      <number:number number:decimal-places="8" loext:min-decimal-places="8" number:min-integer-digits="1" number:grouping="true"/>
    </number:number-style>
    <number:number-style style:name="N121" number:title="User-defined">
      <number:number number:decimal-places="9" loext:min-decimal-places="9" number:min-integer-digits="1" number:grouping="true"/>
    </number:number-style>
    <number:number-style style:name="N122">
      <number:number number:decimal-places="10" loext:min-decimal-places="10" number:min-integer-digits="1" number:grouping="true"/>
    </number:number-style>
    <number:number-style style:name="N123">
      <number:number number:decimal-places="11" loext:min-decimal-places="11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22:56:20.637015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09:55:26.901153736</meta:creation-date>
    <meta:generator>LibreOffice/6.4.6.2$Linux_X86_64 LibreOffice_project/40$Build-2</meta:generator>
    <dc:date>2021-04-10T23:51:08.592019633</dc:date>
    <meta:editing-duration>PT1H11M11S</meta:editing-duration>
    <meta:editing-cycles>7</meta:editing-cycles>
    <meta:document-statistic meta:table-count="1" meta:cell-count="1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 number:title="User-defined">
      <number:number number:decimal-places="9" loext:min-decimal-places="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62cm" svg:height="13.085cm" xlink:href=".." xlink:type="simple" chart:class="chart:scatter" chart:style-name="ch1">
        <chart:legend chart:legend-position="top" svg:x="6.141cm" svg:y="0.185cm" style:legend-expansion="wide" chart:style-name="ch2"/>
        <chart:plot-area chart:style-name="ch3" table:cell-range-address="Sheet1.B4:Sheet1.E16 Sheet1.C21:Sheet1.E33" chart:data-source-has-labels="row" svg:x="1.466cm" svg:y="1.554cm" svg:width="21.331cm" svg:height="10.299cm">
          <chartooo:coordinate-region svg:x="2.394cm" svg:y="1.757cm" svg:width="19.64cm" svg:height="9.443cm"/>
          <chart:axis chart:dimension="x" chart:name="primary-x" chart:style-name="ch4">
            <chart:title svg:x="11.111cm" svg:y="12.114cm" chart:style-name="ch5">
              <text:p>Componentes</text:p>
            </chart:title>
          </chart:axis>
          <chart:axis chart:dimension="y" chart:name="primary-y" chart:style-name="ch6">
            <chart:title svg:x="0.451cm" svg:y="7.501cm" chart:style-name="ch7">
              <text:p>Tiempo (s)</text:p>
            </chart:title>
            <chart:grid chart:style-name="ch8" chart:class="major"/>
          </chart:axis>
          <chart:series chart:style-name="ch9" chart:values-cell-range-address="Sheet1.C4:Sheet1.C16" loext:label-string="&quot;Mi PC - Secuencial&quot;" chart:class="chart:scatter">
            <chart:domain table:cell-range-address="Sheet1.B4:Sheet1.B16"/>
            <chart:data-point chart:repeated="13"/>
          </chart:series>
          <chart:series chart:style-name="ch10" chart:values-cell-range-address="Sheet1.D4:Sheet1.D16" loext:label-string="&quot;Mi PC - For&quot;" chart:class="chart:scatter">
            <chart:data-point chart:repeated="13"/>
          </chart:series>
          <chart:series chart:style-name="ch11" chart:values-cell-range-address="Sheet1.E4:Sheet1.E16" loext:label-string="&quot;Mi PC - Sections&quot;" chart:class="chart:scatter">
            <chart:data-point chart:repeated="13"/>
          </chart:series>
          <chart:series chart:style-name="ch12" chart:values-cell-range-address="Sheet1.C21:Sheet1.C33" loext:label-string="&quot;Nodo - Secuencial &quot;" chart:class="chart:scatter">
            <chart:data-point chart:repeated="13"/>
          </chart:series>
          <chart:series chart:style-name="ch13" chart:values-cell-range-address="Sheet1.D21:Sheet1.D33" loext:label-string="&quot;Nodo - For&quot;" chart:class="chart:scatter">
            <chart:domain table:cell-range-address="Sheet1.B21:Sheet1.B33"/>
            <chart:data-point chart:repeated="13"/>
          </chart:series>
          <chart:series chart:style-name="ch14" chart:values-cell-range-address="Sheet1.E21:Sheet1.E33" loext:label-string="&quot;Nodo - Sections&quot;" chart:class="chart:scatter">
            <chart:domain table:cell-range-address="Sheet1.B21:Sheet1.B33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 PC - Secuencial</text:p>
              </table:table-cell>
              <table:table-cell office:value-type="string">
                <text:p>Mi PC - For</text:p>
              </table:table-cell>
              <table:table-cell office:value-type="string">
                <text:p>Mi PC - Sections</text:p>
              </table:table-cell>
              <table:table-cell office:value-type="string">
                <text:p>Nodo - Secuencial </text:p>
              </table:table-cell>
              <table:table-cell office:value-type="string">
                <text:p>Column B</text:p>
              </table:table-cell>
              <table:table-cell office:value-type="string">
                <text:p>Nodo - For</text:p>
              </table:table-cell>
              <table:table-cell office:value-type="string">
                <text:p>Column B</text:p>
              </table:table-cell>
              <table:table-cell office:value-type="string">
                <text:p>Nodo - Sec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B4:Sheet1.B16</svg:desc>
                </draw:g>
              </table:table-cell>
              <table:table-cell office:value-type="float" office:value="0.000044414">
                <text:p>0.000044414</text:p>
                <draw:g>
                  <svg:desc>Sheet1.C4:Sheet1.C16</svg:desc>
                </draw:g>
              </table:table-cell>
              <table:table-cell office:value-type="float" office:value="0.000025368">
                <text:p>0.000025368</text:p>
                <draw:g>
                  <svg:desc>Sheet1.D4:Sheet1.D16</svg:desc>
                </draw:g>
              </table:table-cell>
              <table:table-cell office:value-type="float" office:value="0.00004236">
                <text:p>0.00004236</text:p>
                <draw:g>
                  <svg:desc>Sheet1.E4:Sheet1.E16</svg:desc>
                </draw:g>
              </table:table-cell>
              <table:table-cell office:value-type="float" office:value="0.000118509">
                <text:p>0.000118509</text:p>
                <draw:g>
                  <svg:desc>Sheet1.C21:Sheet1.C33</svg:desc>
                </draw:g>
              </table:table-cell>
              <table:table-cell office:value-type="float" office:value="16384">
                <text:p>16384</text:p>
                <draw:g>
                  <svg:desc>Sheet1.B21:Sheet1.B33</svg:desc>
                </draw:g>
              </table:table-cell>
              <table:table-cell office:value-type="float" office:value="0.00003038">
                <text:p>0.00003038</text:p>
                <draw:g>
                  <svg:desc>Sheet1.D21:Sheet1.D33</svg:desc>
                </draw:g>
              </table:table-cell>
              <table:table-cell office:value-type="float" office:value="16384">
                <text:p>16384</text:p>
                <draw:g>
                  <svg:desc>Sheet1.B21:Sheet1.B33</svg:desc>
                </draw:g>
              </table:table-cell>
              <table:table-cell office:value-type="float" office:value="0.000026304">
                <text:p>0.000026304</text:p>
                <draw:g>
                  <svg:desc>Sheet1.E21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077916">
                <text:p>0.000077916</text:p>
              </table:table-cell>
              <table:table-cell office:value-type="float" office:value="0.000077034">
                <text:p>0.000077034</text:p>
              </table:table-cell>
              <table:table-cell office:value-type="float" office:value="0.00005906">
                <text:p>0.00005906</text:p>
              </table:table-cell>
              <table:table-cell office:value-type="float" office:value="0.000227884">
                <text:p>0.000227884</text:p>
              </table:table-cell>
              <table:table-cell office:value-type="float" office:value="32768">
                <text:p>32768</text:p>
              </table:table-cell>
              <table:table-cell office:value-type="float" office:value="0.00007933">
                <text:p>0.00007933</text:p>
              </table:table-cell>
              <table:table-cell office:value-type="float" office:value="32768">
                <text:p>32768</text:p>
              </table:table-cell>
              <table:table-cell office:value-type="float" office:value="0.000069484">
                <text:p>0.000069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0914">
                <text:p>0.00030914</text:p>
              </table:table-cell>
              <table:table-cell office:value-type="float" office:value="0.000131937">
                <text:p>0.000131937</text:p>
              </table:table-cell>
              <table:table-cell office:value-type="float" office:value="0.000111319">
                <text:p>0.000111319</text:p>
              </table:table-cell>
              <table:table-cell office:value-type="float" office:value="0.00041284">
                <text:p>0.00041284</text:p>
              </table:table-cell>
              <table:table-cell office:value-type="float" office:value="65536">
                <text:p>65536</text:p>
              </table:table-cell>
              <table:table-cell office:value-type="float" office:value="0.000090506">
                <text:p>0.000090506</text:p>
              </table:table-cell>
              <table:table-cell office:value-type="float" office:value="65536">
                <text:p>65536</text:p>
              </table:table-cell>
              <table:table-cell office:value-type="float" office:value="0.000158664">
                <text:p>0.000158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358733">
                <text:p>0.000358733</text:p>
              </table:table-cell>
              <table:table-cell office:value-type="float" office:value="0.000270056">
                <text:p>0.000270056</text:p>
              </table:table-cell>
              <table:table-cell office:value-type="float" office:value="0.000305142">
                <text:p>0.000305142</text:p>
              </table:table-cell>
              <table:table-cell office:value-type="float" office:value="0.000738466">
                <text:p>0.000738466</text:p>
              </table:table-cell>
              <table:table-cell office:value-type="float" office:value="131072">
                <text:p>131072</text:p>
              </table:table-cell>
              <table:table-cell office:value-type="float" office:value="0.000157647">
                <text:p>0.000157647</text:p>
              </table:table-cell>
              <table:table-cell office:value-type="float" office:value="131072">
                <text:p>131072</text:p>
              </table:table-cell>
              <table:table-cell office:value-type="float" office:value="0.000284534">
                <text:p>0.000284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052494">
                <text:p>0.001052494</text:p>
              </table:table-cell>
              <table:table-cell office:value-type="float" office:value="0.000772389">
                <text:p>0.000772389</text:p>
              </table:table-cell>
              <table:table-cell office:value-type="float" office:value="0.000484108">
                <text:p>0.000484108</text:p>
              </table:table-cell>
              <table:table-cell office:value-type="float" office:value="0.001874068">
                <text:p>0.001874068</text:p>
              </table:table-cell>
              <table:table-cell office:value-type="float" office:value="262144">
                <text:p>262144</text:p>
              </table:table-cell>
              <table:table-cell office:value-type="float" office:value="0.000287827">
                <text:p>0.000287827</text:p>
              </table:table-cell>
              <table:table-cell office:value-type="float" office:value="262144">
                <text:p>262144</text:p>
              </table:table-cell>
              <table:table-cell office:value-type="float" office:value="0.00056928">
                <text:p>0.00056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190332">
                <text:p>0.00190332</text:p>
              </table:table-cell>
              <table:table-cell office:value-type="float" office:value="0.001003732">
                <text:p>0.001003732</text:p>
              </table:table-cell>
              <table:table-cell office:value-type="float" office:value="0.001261386">
                <text:p>0.001261386</text:p>
              </table:table-cell>
              <table:table-cell office:value-type="float" office:value="0.002236076">
                <text:p>0.002236076</text:p>
              </table:table-cell>
              <table:table-cell office:value-type="float" office:value="524288">
                <text:p>524288</text:p>
              </table:table-cell>
              <table:table-cell office:value-type="float" office:value="0.001158901">
                <text:p>0.001158901</text:p>
              </table:table-cell>
              <table:table-cell office:value-type="float" office:value="524288">
                <text:p>524288</text:p>
              </table:table-cell>
              <table:table-cell office:value-type="float" office:value="0.001118284">
                <text:p>0.001118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3611814">
                <text:p>0.003611814</text:p>
              </table:table-cell>
              <table:table-cell office:value-type="float" office:value="0.002095751">
                <text:p>0.002095751</text:p>
              </table:table-cell>
              <table:table-cell office:value-type="float" office:value="0.001966969">
                <text:p>0.001966969</text:p>
              </table:table-cell>
              <table:table-cell office:value-type="float" office:value="0.004495096">
                <text:p>0.004495096</text:p>
              </table:table-cell>
              <table:table-cell office:value-type="float" office:value="1048576">
                <text:p>1048576</text:p>
              </table:table-cell>
              <table:table-cell office:value-type="float" office:value="0.003075778">
                <text:p>0.003075778</text:p>
              </table:table-cell>
              <table:table-cell office:value-type="float" office:value="1048576">
                <text:p>1048576</text:p>
              </table:table-cell>
              <table:table-cell office:value-type="float" office:value="0.002437755">
                <text:p>0.00243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6754919">
                <text:p>0.006754919</text:p>
              </table:table-cell>
              <table:table-cell office:value-type="float" office:value="0.003457685">
                <text:p>0.003457685</text:p>
              </table:table-cell>
              <table:table-cell office:value-type="float" office:value="0.003923429">
                <text:p>0.003923429</text:p>
              </table:table-cell>
              <table:table-cell office:value-type="float" office:value="0.008662551">
                <text:p>0.008662551</text:p>
              </table:table-cell>
              <table:table-cell office:value-type="float" office:value="2097152">
                <text:p>2097152</text:p>
              </table:table-cell>
              <table:table-cell office:value-type="float" office:value="0.005112547">
                <text:p>0.005112547</text:p>
              </table:table-cell>
              <table:table-cell office:value-type="float" office:value="2097152">
                <text:p>2097152</text:p>
              </table:table-cell>
              <table:table-cell office:value-type="float" office:value="0.003804028">
                <text:p>0.003804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5478111">
                <text:p>0.015478111</text:p>
              </table:table-cell>
              <table:table-cell office:value-type="float" office:value="0.007052878">
                <text:p>0.007052878</text:p>
              </table:table-cell>
              <table:table-cell office:value-type="float" office:value="0.007361567">
                <text:p>0.007361567</text:p>
              </table:table-cell>
              <table:table-cell office:value-type="float" office:value="0.016863262">
                <text:p>0.016863262</text:p>
              </table:table-cell>
              <table:table-cell office:value-type="float" office:value="4194304">
                <text:p>4194304</text:p>
              </table:table-cell>
              <table:table-cell office:value-type="float" office:value="0.007899381">
                <text:p>0.007899381</text:p>
              </table:table-cell>
              <table:table-cell office:value-type="float" office:value="4194304">
                <text:p>4194304</text:p>
              </table:table-cell>
              <table:table-cell office:value-type="float" office:value="0.006812926">
                <text:p>0.006812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29313009">
                <text:p>0.029313009</text:p>
              </table:table-cell>
              <table:table-cell office:value-type="float" office:value="0.013200409">
                <text:p>0.013200409</text:p>
              </table:table-cell>
              <table:table-cell office:value-type="float" office:value="0.013624595">
                <text:p>0.013624595</text:p>
              </table:table-cell>
              <table:table-cell office:value-type="float" office:value="0.032485764">
                <text:p>0.032485764</text:p>
              </table:table-cell>
              <table:table-cell office:value-type="float" office:value="8388608">
                <text:p>8388608</text:p>
              </table:table-cell>
              <table:table-cell office:value-type="float" office:value="0.015416734">
                <text:p>0.015416734</text:p>
              </table:table-cell>
              <table:table-cell office:value-type="float" office:value="8388608">
                <text:p>8388608</text:p>
              </table:table-cell>
              <table:table-cell office:value-type="float" office:value="0.02369016">
                <text:p>0.02369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65628995">
                <text:p>0.065628995</text:p>
              </table:table-cell>
              <table:table-cell office:value-type="float" office:value="0.028592569">
                <text:p>0.028592569</text:p>
              </table:table-cell>
              <table:table-cell office:value-type="float" office:value="0.027330692">
                <text:p>0.027330692</text:p>
              </table:table-cell>
              <table:table-cell office:value-type="float" office:value="0.064084317">
                <text:p>0.064084317</text:p>
              </table:table-cell>
              <table:table-cell office:value-type="float" office:value="16777216">
                <text:p>16777216</text:p>
              </table:table-cell>
              <table:table-cell office:value-type="float" office:value="0.029871114">
                <text:p>0.029871114</text:p>
              </table:table-cell>
              <table:table-cell office:value-type="float" office:value="16777216">
                <text:p>16777216</text:p>
              </table:table-cell>
              <table:table-cell office:value-type="float" office:value="0.025264394">
                <text:p>0.025264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095536519">
                <text:p>0.095536519</text:p>
              </table:table-cell>
              <table:table-cell office:value-type="float" office:value="0.051386621">
                <text:p>0.051386621</text:p>
              </table:table-cell>
              <table:table-cell office:value-type="float" office:value="0.057836639">
                <text:p>0.057836639</text:p>
              </table:table-cell>
              <table:table-cell office:value-type="float" office:value="0.126626583">
                <text:p>0.126626583</text:p>
              </table:table-cell>
              <table:table-cell office:value-type="float" office:value="33554432">
                <text:p>33554432</text:p>
              </table:table-cell>
              <table:table-cell office:value-type="float" office:value="0.054591686">
                <text:p>0.054591686</text:p>
              </table:table-cell>
              <table:table-cell office:value-type="float" office:value="33554432">
                <text:p>33554432</text:p>
              </table:table-cell>
              <table:table-cell office:value-type="float" office:value="0.069898598">
                <text:p>0.069898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13671175">
                <text:p>0.213671175</text:p>
              </table:table-cell>
              <table:table-cell office:value-type="float" office:value="0.101969696">
                <text:p>0.101969696</text:p>
              </table:table-cell>
              <table:table-cell office:value-type="float" office:value="0.103208119">
                <text:p>0.103208119</text:p>
              </table:table-cell>
              <table:table-cell office:value-type="float" office:value="0.240724358">
                <text:p>0.240724358</text:p>
              </table:table-cell>
              <table:table-cell office:value-type="float" office:value="67108864">
                <text:p>67108864</text:p>
              </table:table-cell>
              <table:table-cell office:value-type="float" office:value="0.114865839">
                <text:p>0.114865839</text:p>
              </table:table-cell>
              <table:table-cell office:value-type="float" office:value="67108864">
                <text:p>67108864</text:p>
              </table:table-cell>
              <table:table-cell office:value-type="float" office:value="0.141904466">
                <text:p>0.141904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